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T1" style:family="text">
      <style:text-properties style:font-name="Ebrima3" style:font-name-asian="Calibri3" style:font-name-complex="Calibri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Ebrima3" fo:font-style="italic" style:font-name-asian="Calibri3" style:font-style-asian="italic" style:font-name-complex="Calibri3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Ebrima3"/>
    </style:style>
    <style:style style:name="T6" style:family="text">
      <style:text-properties style:font-name="Ebrima3" fo:font-style="italic" style:font-style-asian="italic" style:font-style-complex="italic"/>
    </style:style>
    <style:style style:name="T7" style:family="text">
      <style:text-properties style:text-position="33% 58%"/>
    </style:style>
    <style:style style:name="T8" style:family="text">
      <style:text-properties fo:font-size="28pt" style:font-size-asian="40pt" style:font-size-complex="40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3" style:family="text">
      <style:text-properties style:text-position="-33% 58%" style:font-name="Calibri2" style:font-name-asian="Calibri3" style:font-name-complex="Calibri3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0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style="italic" style:text-underline-style="none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 fo:font-style="normal" style:font-style-asian="normal" style:font-style-complex="normal"/>
    </style:style>
    <style:style style:name="T28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35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36" style:family="text">
      <style:text-properties style:font-name="Calibri2" fo:font-weight="normal" style:font-name-asian="Calibri3" style:font-weight-asian="normal" style:font-name-complex="Calibri3" style:font-weight-complex="normal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-33%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rac'sche <text:span text:style-name="T1">δ</text:span>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mit der <text:span text:style-name="T1">δ</text:span>-Funktion für <text:span text:style-name="T2">f(x)</text:span> stetig in der Umgebung <text:span text:style-name="T2">x</text:span> = <text:span text:style-name="T2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6.728cm" svg:height="2.452cm" svg:x="5.635cm" svg:y="9.273cm">
          <text:p/>
          <draw:object xlink:href="../Delta-Funktion%20mit%20f(x)stetig%20in%20Umgebungvon%20x=a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<text:span text:style-name="T1">δ</text:span>-Funktion einer anderen Funktion <text:span text:style-name="T1">δ[</text:span><text:span text:style-name="T3">f(x)</text:span><text:span text:style-name="T1">]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225cm" svg:height="2.327cm" svg:x="8.387cm" svg:y="9.336cm">
          <text:p/>
          <draw:object xlink:href="../delta%5Bf(x)%5D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<text:span text:style-name="T2">g(x)</text:span> bzw. <text:span text:style-name="T2">g(a)</text:span> mal die Deltafunktion von <text:span text:style-name="T2">(x-a)</text:span> sowie <text:span text:style-name="T2">x</text:span> mal die Deltafunktion<text:span text:style-name="T2"> (x</text:span><text:span text:style-name="T4">) 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28cm" svg:height="2.108cm" svg:x="8.835cm" svg:y="9.445cm">
          <text:p/>
          <draw:object xlink:href="../g(x)%20und%20g(a)%20Deltafkt(x-a)%20und%20x%20Deltafkt(x)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Stufenfunktion mittles der Dirac'schen Deltafunktio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12cm" svg:height="2.574cm" svg:x="8.143cm" svg:y="9.212cm">
          <text:p/>
          <draw:object xlink:href="../Stufe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leitung der Deltafunktion <text:span text:style-name="T5">[</text:span><text:span text:style-name="T6">a</text:span><text:span text:style-name="T5"> </text:span><text:span text:style-name="T1">ϵ </text:span><text:span text:style-name="T5">(</text:span><text:span text:style-name="T3">αβ</text:span><text:span text:style-name="T5">)]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263cm" svg:height="2.049cm" svg:x="1.368cm" svg:y="9.875cm">
          <text:p/>
          <draw:object xlink:href="../Ableitung%20der%20Deltafunktion%202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dentität folgt aus der formalen partiellen Integration bei der Ableitung der Delta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7cm" svg:height="1.033cm" svg:x="8.149cm" svg:y="9.983cm">
          <text:p/>
          <draw:object xlink:href="../Identität%20aus%20der%20partiellen%20Integration%20in%20der%20Ableitung%20der%20Deltafunk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Deltafunktion als Ableitung der Stufenfunktion auf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587cm" svg:height="2.192cm" svg:x="9.706cm" svg:y="9.403cm">
          <text:p/>
          <draw:object xlink:href="../Deltafunktion%20als%20Ableitung%20der%20Stufen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Deltafunktion in Kartesischen Koordinaten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cm" svg:height="10.048cm" svg:x="6.999cm" svg:y="5.475cm">
          <text:p/>
          <draw:object xlink:href="../Mehrdimensionale%20Deltafunktion%20in%20Kartesischen%20Koordinate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Volumenelement d<text:span text:style-name="T7">3</text:span><text:span text:style-name="T2">r</text:span> in Krummlinigen 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945cm" svg:height="2.963cm" svg:x="6.527cm" svg:y="9.018cm">
          <text:p/>
          <draw:object xlink:href="../Volumenelement%20d3r%20in%20Krummlinigen%20Koordinat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im Fall der Krummlinigen Koordinaten für die Deltafunktion zu forder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tenzreih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744cm" svg:height="2.028cm" svg:x="11.127cm" svg:y="9.485cm">
          <text:p/>
          <draw:object xlink:href="../Potenzreihe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4.835cm" svg:x="1.4cm" svg:y="0.173cm" presentation:class="title" presentation:user-transformed="true">
          <draw:text-box>
            <text:p><text:span text:style-name="T8">Wie sind die Koeffizienten </text:span><text:span text:style-name="T9">a</text:span><text:span text:style-name="T10">n</text:span><text:span text:style-name="T8"> der Potenzreihe bestimmt? Was erhält man durch die Entwicklung der Potenzreihe einer Funktion um den Punkt </text:span><text:span text:style-name="T9">x</text:span><text:span text:style-name="T8"> = 0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erhalten der Funktion im Punkt x = 0 :</text:p>
            <text:p/>
            <text:p/>
            <text:p/>
            <text:p/>
            <text:p/>
            <text:p/>
            <text:p/>
            <text:p>Man erhält so eine Taylor-Reihe.</text:p>
          </draw:text-box>
        </draw:frame>
        <draw:frame draw:style-name="gr1" draw:text-style-name="P1" draw:layer="layout" svg:width="24.682cm" svg:height="5.556cm" svg:x="1.658cm" svg:y="8.321cm">
          <text:p/>
          <draw:object xlink:href="../Taylor-Reih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 (<text:span text:style-name="T2">x</text:span>) in eine Taylor-Reihe entwickelba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x</text:span>) muß beliebig häufig differenzierbar sein und die Reihe muß konvergieren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Näherungspolynom und dem Restglied einer Taylor-Reih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Reihenabbruch nach endlich vielen Termen entspricht das Näherungspolynom dem entwickelten Teil, das Restglied dem nicht entwickelten Teil.</text:p>
            <text:p/>
            <text:p/>
          </draw:text-box>
        </draw:frame>
        <draw:frame draw:style-name="gr1" draw:text-style-name="P1" draw:layer="layout" svg:width="11.171cm" svg:height="3.23cm" svg:x="8.414cm" svg:y="11.884cm">
          <text:p/>
          <draw:object xlink:href="../Näherungspolynom%20und%20Restglie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bschätzung des Restgliedes nach Lagrang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Der Wert </text:span><text:span text:style-name="T12">ξ</text:span><text:span text:style-name="T13">0</text:span><text:span text:style-name="T14"> </text:span><text:span text:style-name="T11">ϵ (0,x), </text:span><text:span text:style-name="T14">bei dem die rechte Seite maximal wird, ist eine obere Schranke für </text:span><text:span text:style-name="T15">R</text:span><text:span text:style-name="T16">m</text:span></text:p>
          </draw:text-box>
        </draw:frame>
        <draw:frame draw:style-name="gr1" draw:text-style-name="P1" draw:layer="layout" svg:width="13.065cm" svg:height="2.294cm" svg:x="7.467cm" svg:y="8.452cm">
          <text:p/>
          <draw:object xlink:href="../Abschätzung%20für%20das%20Restglied%20nach%20Lagrang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Taylor-Entwicklung für ein skalares Feld <text:span text:style-name="T2">ϕ</text:span>(<text:span text:style-name="T2">r</text:span>)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7.79cm" svg:height="1.135cm" svg:x="10.104cm" svg:y="9.932cm">
          <text:p/>
          <draw:object xlink:href="../Taylor-Reihe%20für%20skalare%20Felde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Orientierung eines Flächenelement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steht senkrecht auf dem Flächenelement. Bei Oberflächen <text:span text:style-name="T2">S</text:span>(<text:span text:style-name="T2">V</text:span>) eines Raumbereichs <text:span text:style-name="T2">V</text:span> <text:span text:style-name="T18">zeigt</text:span> der Flächenvektor <text:span text:style-name="T18">nach auß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Tangentialeben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bene, welche von den Vektoren<text:tab/><text:tab/><text:tab/> und<text:tab/><text:tab/><text:tab/> aufgespannt wird.</text:p>
            <text:p/>
            <text:p>Sie ist im Punkt <text:span text:style-name="T17">r</text:span>(<text:span text:style-name="T2">u</text:span>,<text:span text:style-name="T2">v</text:span>) tangential zur Fläche <text:span text:style-name="T2">F</text:span> orientiert.</text:p>
          </draw:text-box>
        </draw:frame>
        <draw:frame draw:style-name="gr1" draw:text-style-name="P1" draw:layer="layout" svg:width="3.116cm" svg:height="2.192cm" svg:x="16.241cm" svg:y="8.403cm">
          <text:p/>
          <draw:object xlink:href="../rv.odf" xlink:type="simple" xlink:show="embed" xlink:actuate="onLoad"/>
          <draw:image xlink:href="./ObjectReplacements/Object 17" xlink:type="simple" xlink:show="embed" xlink:actuate="onLoad"/>
        </draw:frame>
        <draw:frame draw:style-name="gr1" draw:text-style-name="P1" draw:layer="layout" svg:width="3.096cm" svg:height="2.192cm" svg:x="21.451cm" svg:y="8.403cm">
          <text:p/>
          <draw:object xlink:href="../ru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lächennormale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5.411cm" svg:height="2.462cm" svg:x="11.294cm" svg:y="9.268cm">
          <text:p/>
          <draw:object xlink:href="../Flächennormale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as Flächenelement d<text:span text:style-name="T17">f</text:span> mit der Flächennormalen <text:span text:style-name="T17">n</text:span>(<text:span text:style-name="T17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<text:span text:style-name="T17">f</text:span> = d<text:span text:style-name="T2">f</text:span> <text:span text:style-name="T17">n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Parameterdarstellung der Kugeloberfläche (Radius <text:span text:style-name="T2">R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 = {<text:span text:style-name="T17">r</text:span> = <text:span text:style-name="T17">r</text:span>(<text:span text:style-name="T2">r</text:span> = <text:span text:style-name="T2">R</text:span>; <text:span text:style-name="T12">θ</text:span>, <text:span text:style-name="T12">φ</text:span>) ;<text:tab/><text:tab/>0 ≤ <text:span text:style-name="T12">θ</text:span> ≤ π,<text:tab/>0 ≤ <text:span text:style-name="T12">φ</text:span> ≤ 2π<text:span text:style-name="T19">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21">2</text:span><text:span text:style-name="T19"> sin </text:span><text:span text:style-name="T12">θ</text:span><text:span text:style-name="T19"> d</text:span><text:span text:style-name="T12">θ</text:span><text:span text:style-name="T19"> d</text:span><text:span text:style-name="T12">φ</text:span><text:span text:style-name="T19"> ) </text:span><text:span text:style-name="T20">e</text:span><text:span text:style-name="T22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rechnen Sie das orientierte Flächenelement des Zylindermantel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2">F</text:span><text:span text:style-name="T19"> = {</text:span><text:span text:style-name="T20">r</text:span><text:span text:style-name="T19"> = </text:span><text:span text:style-name="T20">r</text:span><text:span text:style-name="T19">(</text:span><text:span text:style-name="T12">ρ</text:span><text:span text:style-name="T19"> = </text:span><text:span text:style-name="T12">R</text:span><text:span text:style-name="T19">; </text:span><text:span text:style-name="T12">φ</text:span><text:span text:style-name="T19">, </text:span><text:span text:style-name="T12">z</text:span><text:span text:style-name="T19">) ;</text:span><text:span text:style-name="T19"><text:tab/></text:span><text:span text:style-name="T19"><text:tab/></text:span><text:span text:style-name="T19">0 ≤ </text:span><text:span text:style-name="T12">φ</text:span><text:span text:style-name="T19"> ≤ 2π ,</text:span><text:span text:style-name="T19"><text:tab/></text:span><text:span text:style-name="T19">-</text:span><text:span text:style-name="T12">L</text:span><text:span text:style-name="T19">/2 ≤ z ≤ +</text:span><text:span text:style-name="T12">L</text:span><text:span text:style-name="T19">/2}</text:span></text:p>
            <text:p><text:span text:style-name="T19"/></text:p>
            <text:p><text:span text:style-name="T19">→</text:span></text:p>
            <text:p><text:span text:style-name="T19"/></text:p>
            <text:p><text:span text:style-name="T19">d</text:span><text:span text:style-name="T20">f</text:span><text:span text:style-name="T19"> = (</text:span><text:span text:style-name="T12">R</text:span><text:span text:style-name="T19"> d</text:span><text:span text:style-name="T12">φ</text:span><text:span text:style-name="T19"> d</text:span><text:span text:style-name="T12">z</text:span><text:span text:style-name="T19">) </text:span><text:span text:style-name="T20">e</text:span><text:span text:style-name="T23">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Handelt es sich bei dem Fluss des Vektorfeldes a(r) durch die Fläche S um einen Vektor oder einen Skalar? Wie ist der Fluss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egeben sei ein Vektorfeld</text:p>
            <text:p><text:span text:style-name="T17">a</text:span>(<text:span text:style-name="T17">r</text:span>) = (<text:span text:style-name="T2">a</text:span><text:span text:style-name="T24">1</text:span>(<text:span text:style-name="T17">r</text:span>),<text:span text:style-name="T2">a</text:span><text:span text:style-name="T24">2</text:span>(<text:span text:style-name="T17">r</text:span>),<text:span text:style-name="T2">a</text:span><text:span text:style-name="T24">3</text:span>(<text:span text:style-name="T17">r</text:span>))</text:p>
            <text:p>und ein Volumen <text:span text:style-name="T25">V</text:span> mit der geschlossenen Oberfläche <text:span text:style-name="T2">S</text:span>(<text:span text:style-name="T2">V</text:span>). Dann gilt für den Fluss des Vektorfeldes <text:span text:style-name="T17">a</text:span>(<text:span text:style-name="T17">r</text:span>) durch die Oberfläche <text:span text:style-name="T2">S</text:span>(<text:span text:style-name="T2">V</text:span>):</text:p>
            <text:p/>
            <text:p/>
            <text:p>Es wird also an jeder Stelle das Skalarprodukt aus dem Vektorfeld <text:span text:style-name="T17">a</text:span>(<text:span text:style-name="T17">r</text:span>) und dem Flächenelement d<text:span text:style-name="T17">f</text:span> gebildet – der Fluss ist ein Skalar.</text:p>
          </draw:text-box>
        </draw:frame>
        <draw:frame draw:style-name="gr1" draw:text-style-name="P1" draw:layer="layout" svg:width="7.377cm" svg:height="1.888cm" svg:x="10.311cm" svg:y="11.355cm">
          <text:p/>
          <draw:object xlink:href="../Fluss%20von%20a(r)%20durch%20Fläche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as Flächenintegral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Limes der Riemann-Summen der Teilflüsse bei beliebig fein werdender Flächenaufteilung:</text:p>
            <text:p/>
          </draw:text-box>
        </draw:frame>
        <draw:frame draw:style-name="gr1" draw:text-style-name="P1" draw:layer="layout" svg:width="15.681cm" svg:height="2.447cm" svg:x="6.159cm" svg:y="11.576cm">
          <text:p/>
          <draw:object xlink:href="../Flächenintegral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as Oberflächenintegral über eine <text:span text:style-name="T18">geschlossene</text:span> Fläche symbolis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Geben Sie den Fluss eines homogenen Feldes durch die Oberfläche <text:span text:style-name="T2">S</text:span>(<text:span text:style-name="T2">V</text:span>) eines beliebigen Volumens <text:span text:style-name="T2">V</text:span>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8.613cm" svg:height="1.888cm" svg:x="9.693cm" svg:y="9.555cm">
          <text:p/>
          <draw:object xlink:href="../Oberflächenintegral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er Fluss des Feldes <text:span text:style-name="T17">a</text:span>(<text:span text:style-name="T17">r</text:span>) = <text:span text:style-name="T2">α</text:span> · <text:span text:style-name="T17">r</text:span> / <text:span text:style-name="T2">r</text:span> durch die Oberfläche einer Kugel mit dem Radius R und dem Mittelpunkt bei <text:span text:style-name="T2">r</text:span> = 0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Für <text:span text:style-name="T17">a</text:span>(<text:span text:style-name="T17">r</text:span>) = <text:span text:style-name="T2">a</text:span>(<text:span text:style-name="T2">r</text:span>) <text:span text:style-name="T17">e</text:span><text:span text:style-name="T26">r</text:span><text:span text:style-name="T27"> gilt:</text:span></text:p>
            <text:p><text:span text:style-name="T27"/></text:p>
            <text:p><text:span text:style-name="T27"/></text:p>
            <text:p><text:span text:style-name="T27"/></text:p>
            <text:p><text:span text:style-name="T27"/></text:p>
            <text:p><text:span text:style-name="T27">Also gilt hier:</text:span></text:p>
            <text:p><text:span text:style-name="T27"/></text:p>
            <text:p><text:span text:style-name="T28">φ</text:span><text:span text:style-name="T29">(</text:span><text:span text:style-name="T28">a</text:span><text:span text:style-name="T29">) = 4 π R</text:span><text:span text:style-name="T21">2</text:span><text:span text:style-name="T29"> α</text:span></text:p>
          </draw:text-box>
        </draw:frame>
        <draw:frame draw:style-name="gr1" draw:text-style-name="P1" draw:layer="layout" svg:width="20.167cm" svg:height="3.683cm" svg:x="3.916cm" svg:y="9.358cm">
          <text:p/>
          <draw:object xlink:href="../Fluss%20durch%20Kugeloberfläche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Fluss durch allgemeine Fläch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S</text:span> werde durch<text:span text:style-name="T4"> </text:span><text:span text:style-name="T2">u</text:span>, <text:span text:style-name="T2">v</text:span> parametrisiert. Dann erhält man</text:p>
            <text:p/>
            <text:p/>
          </draw:text-box>
        </draw:frame>
        <draw:frame draw:style-name="gr1" draw:text-style-name="P1" draw:layer="layout" svg:width="14.698cm" svg:height="2.409cm" svg:x="6.65cm" svg:y="10.995cm">
          <text:p/>
          <draw:object xlink:href="../Fluss%20durch%20allgemeine%20Fläch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ittleren Quelldichte des Feldes <text:span text:style-name="T2">E</text:span> im Volumen <text:span text:style-name="T1">Δ</text:span><text:span text:style-name="T2">V</text:span>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durch die Oberfläche <text:span text:style-name="T2">S</text:span> (<text:span text:style-name="T11">Δ</text:span><text:span text:style-name="T12">V</text:span><text:span text:style-name="T11">) des Volumens Δ</text:span><text:span text:style-name="T12">V</text:span><text:span text:style-name="T11"> tretende</text:span> Fluss von <text:span text:style-name="T2">E</text:span> ist proportional zur eingeschlossenen Quelle. Da das Volumen nicht infinitesimal klein ist erhält man über die Integration des durch die geschlossene Oberfläche <text:span text:style-name="T2">S</text:span> tretenden Flusses die mittlere Quelldichte des Feldes <text:span text:style-name="T2">E</text:span> in <text:span text:style-name="T11">Δ</text:span><text:span text:style-name="T12">V</text:span>:</text:p>
            <text:p/>
            <text:p/>
          </draw:text-box>
        </draw:frame>
        <draw:frame draw:style-name="gr1" draw:text-style-name="P1" draw:layer="layout" svg:width="5.614cm" svg:height="2.302cm" svg:x="11.192cm" svg:y="12.948cm">
          <text:p/>
          <draw:object xlink:href="../Mittlere%20Quelldichte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hält man aus der mittleren Quelldichte die Divergenz des <text:span text:style-name="T2">E</text:span>-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Durch den Grenzübergang <text:span text:style-name="T11">Δ</text:span><text:span text:style-name="T12">V</text:span><text:span text:style-name="T11"> → 0,</text:span></text:p>
            <text:p><text:span text:style-name="T11">also das infinitesimale Verkleinern des Volumens</text:span></text:p>
          </draw:text-box>
        </draw:frame>
        <draw:frame draw:style-name="gr1" draw:text-style-name="P1" draw:layer="layout" svg:width="9.964cm" svg:height="2.302cm" svg:x="9.017cm" svg:y="7.848cm">
          <text:p/>
          <draw:object xlink:href="../Divergenz%20des%20Vektorfeldes%20E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allgemeine Flächenintegraldarstellung des Nabla-Operators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.212cm" svg:height="5.527cm" svg:x="6.393cm" svg:y="7.736cm">
          <text:p/>
          <draw:object xlink:href="../Flächenintegraldarstellung%20des%20Nabla-Oper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irkulation des Feldes <text:span text:style-name="T17">a</text:span>(<text:span text:style-name="T17">r</text:span>) längs des Weges <text:span text:style-name="T2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irkulation ist anschaulich ein Maß für die <text:span text:style-name="T18">Wirbelstärke</text:span> des Vektorfeldes <text:span text:style-name="T17">a</text:span>(<text:span text:style-name="T17">r</text:span>) innerhalb der vom Weg <text:span text:style-name="T2">C</text:span> umschlossenen Fläche <text:span text:style-name="T2">F</text:span><text:span text:style-name="T26">C</text:span></text:p>
            <text:p><text:span text:style-name="T27"/></text:p>
            <text:p><text:span text:style-name="T27">Mit dem Vektorfeld </text:span><text:span text:style-name="T30">a</text:span><text:span text:style-name="T27">(</text:span><text:span text:style-name="T30">r</text:span><text:span text:style-name="T27">) und </text:span><text:span text:style-name="T31">C</text:span><text:span text:style-name="T27"> einer geschlossenen, doppelpunktfreien Kurve (</text:span><text:span text:style-name="T31">Weg</text:span><text:span text:style-name="T27">) schreibt man:</text:span></text:p>
          </draw:text-box>
        </draw:frame>
        <draw:frame draw:style-name="gr1" draw:text-style-name="P1" draw:layer="layout" svg:width="5.763cm" svg:height="1.888cm" svg:x="11.118cm" svg:y="14.055cm">
          <text:p/>
          <draw:object xlink:href="../Zirkula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Wirbelstärke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Wirbelstärke wird u.a. durch die Zirkulation beschrieben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Zirkulation und Rota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Zirkulation <text:span text:style-name="T2">Z</text:span><text:span text:style-name="T26">C</text:span>(<text:span text:style-name="T17">a</text:span>) ist genau dann Null, wenn rot <text:span text:style-name="T17">a</text:span> <text:span text:style-name="T11">≡</text:span><text:span text:style-name="T14"> 0 gilt.</text:span></text:p>
            <text:p><text:span text:style-name="T14"/></text:p>
            <text:p><text:span text:style-name="T14">Berechnet man die Zirkulation in allen Raumrichtungen und lässt die Flächennormalen d</text:span><text:span text:style-name="T32">f</text:span><text:span text:style-name="T14"> (die jeweils in Richtung der dritten Komponente weisen) und die jeweiligen Flächen </text:span><text:span text:style-name="T15">F</text:span><text:span text:style-name="T16">C</text:span><text:span text:style-name="T14"> mit Kantenlängen </text:span><text:span text:style-name="T11">Δ</text:span><text:span text:style-name="T15">x</text:span><text:span text:style-name="T14">, </text:span><text:span text:style-name="T11">Δ</text:span><text:span text:style-name="T12">y</text:span><text:span text:style-name="T14">, </text:span><text:span text:style-name="T11">Δ</text:span><text:span text:style-name="T12">z</text:span><text:span text:style-name="T14"> infinitesimal klein werden, erhält man die Rot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Kurvenintegraldarstellung der Rota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0.319cm" svg:height="2.327cm" svg:x="8.84cm" svg:y="9.336cm">
          <text:p/>
          <draw:object xlink:href="../Kurvenintegraldarstellung%20der%20Rotatio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Kurvenintegraldarstellung des Nabla-Oper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02cm" svg:height="13.734cm" svg:x="5.489cm" svg:y="5.932cm">
          <text:p/>
          <draw:object xlink:href="../Kurvenintegraldarstellung%20des%20Nabla-Operators%20korrigiert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en Gauß’schen Satz.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ien <text:span text:style-name="T17">E</text:span>(<text:span text:style-name="T17">r</text:span>) ein hinreichend oft differenzierbares Vekorfeld und <text:span text:style-name="T2">V</text:span> ein Volumen mit geschlossener Oberfläche <text:span text:style-name="T2">S</text:span>(<text:span text:style-name="T2">V</text:span>), dann gilt:</text:p>
          </draw:text-box>
        </draw:frame>
        <draw:frame draw:style-name="gr1" draw:text-style-name="P1" draw:layer="layout" svg:width="9.602cm" svg:height="1.888cm" svg:x="9.198cm" svg:y="12.555cm">
          <text:p/>
          <draw:object xlink:href="../Gauß'scher%20Satz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kann mithilfe des Gauß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615cm" svg:height="2.105cm" svg:x="7.692cm" svg:y="9.447cm">
          <text:p/>
          <draw:object xlink:href="../Wirbelfluss%20durch%20eine%20geschlossene%20Fläche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skalare 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12">φ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12">φ</text:span><text:span text:style-name="T19">(</text:span><text:span text:style-name="T20">r</text:span><text:span text:style-name="T19">) ein skalares Feld:</text:span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033cm" svg:height="3.916cm" svg:x="7.983cm" svg:y="11.341cm">
          <text:p/>
          <draw:object xlink:href="../Gauß'scher%20Satz%20für%20skalare%20Felder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Gauß’sche Satz für Vektorfelde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setzt <text:span text:style-name="T17">E</text:span>(<text:span text:style-name="T17">r</text:span>) = <text:span text:style-name="T17">A</text:span><text:span text:style-name="T33"> </text:span><text:span text:style-name="T34">x</text:span><text:span text:style-name="T33"> </text:span><text:span text:style-name="T17">b</text:span><text:span text:style-name="T19">(</text:span><text:span text:style-name="T20">r</text:span><text:span text:style-name="T19">), mit </text:span><text:span text:style-name="T20">A</text:span><text:span text:style-name="T19"> ein beliebiger konstanter Vektor und </text:span><text:span text:style-name="T20">b</text:span><text:span text:style-name="T19">(</text:span><text:span text:style-name="T20">r</text:span><text:span text:style-name="T19">) ein Vektorfeld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</draw:text-box>
        </draw:frame>
        <draw:frame draw:style-name="gr1" draw:text-style-name="P1" draw:layer="layout" svg:width="12.679cm" svg:height="9.926cm" svg:x="7.66cm" svg:y="10.136cm">
          <text:p/>
          <draw:object xlink:href="../Gauß'scher%20Satz%20für%20Vektorfelder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en Gauß'schen Satz zusammenfass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212cm" svg:height="5.113cm" svg:x="6.393cm" svg:y="7.943cm">
          <text:p/>
          <draw:object xlink:href="../Zusammenfassung%20des%20Gauß'schen%20Satze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Stokes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17">a</text:span>(<text:span text:style-name="T17">r</text:span>) ein hinreichend of differenzierbares Vektorfeld und <text:span text:style-name="T2">F</text:span> eine Fläche mit dem Rand <text:span text:style-name="T2">C</text:span>(<text:span text:style-name="T2">F</text:span>) = <text:span text:style-name="T19">∂</text:span><text:span text:style-name="T2">F</text:span>, dann gilt:</text:p>
            <text:p/>
            <text:p/>
          </draw:text-box>
        </draw:frame>
        <draw:frame draw:style-name="gr1" draw:text-style-name="P1" draw:layer="layout" svg:width="8.063cm" svg:height="1.888cm" svg:x="9.968cm" svg:y="11.655cm">
          <text:p/>
          <draw:object xlink:href="../Stokes'scher%20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4cm" presentation:class="title" presentation:user-transformed="true">
          <draw:text-box>
            <text:p>Was kann mithilfe des Stokes’schen Satzes über den Wirbelfluss rot <text:span text:style-name="T17">E</text:span> eines Vektorfeldes <text:span text:style-name="T17">E</text:span>(<text:span text:style-name="T17">r</text:span>) durch eine geschlossene Fläche ausgesagt werden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/>
            <text:p/>
            <text:p/>
            <text:p>Eine <text:span text:style-name="T18">geschlossene</text:span> Fläche kann man sich durch Zusammenziehen des Randes <text:span text:style-name="T2">C</text:span> = <text:span text:style-name="T11">∂</text:span><text:span text:style-name="T15">F</text:span><text:span text:style-name="T14"> auf einen Punkt entstanden denken.</text:span></text:p>
            <text:p><text:span text:style-name="T14">Dann ist jedoch</text:span></text:p>
            <text:p><text:span text:style-name="T14"/></text:p>
            <text:p><text:span text:style-name="T14"/></text:p>
            <text:p><text:span text:style-name="T14">da die Rand</text:span><text:span text:style-name="T35">länge</text:span><text:span text:style-name="T14"> gegen Null geht. Daraus folgt mit dem Satz von Stokes:</text:span></text:p>
            <text:p><text:span text:style-name="T14"/></text:p>
            <text:p><text:span text:style-name="T14"/></text:p>
            <text:p><text:span text:style-name="T14">für </text:span><text:span text:style-name="T35">jedes</text:span><text:span text:style-name="T36"> Vektorfeld </text:span><text:span text:style-name="T32">a</text:span><text:span text:style-name="T36">(</text:span><text:span text:style-name="T32">r</text:span><text:span text:style-name="T36">).</text:span></text:p>
          </draw:text-box>
        </draw:frame>
        <draw:frame draw:style-name="gr1" draw:text-style-name="P1" draw:layer="layout" svg:width="5.914cm" svg:height="1.888cm" svg:x="11.042cm" svg:y="14.355cm">
          <text:p/>
          <draw:object xlink:href="../Wirbelfluss%20durch%20eine%20geschlossene%20Fläche%20mit%20Satz%20von%20Stokes.odf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1" draw:layer="layout" svg:width="4.593cm" svg:height="1.888cm" svg:x="11.703cm" svg:y="11.155cm">
          <text:p/>
          <draw:object xlink:href="../Randlänge%20gegen%20Null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skalare 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99cm" svg:height="9.071cm" svg:x="4.55cm" svg:y="5.964cm">
          <text:p/>
          <draw:object xlink:href="../Stokes'scher%20Satz%20für%20skalare%20Felder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Stokes’sche Satz für Vektorfelde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9.458cm" svg:height="10.903cm" svg:x="4.27cm" svg:y="5.048cm">
          <text:p/>
          <draw:object xlink:href="../Stokes'scher%20Satz%20für%20Vektorfelder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ie allgemeine (symbolische) Form des Gauß’schen Satzes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2.348cm" svg:height="5.113cm" svg:x="7.825cm" svg:y="7.943cm">
          <text:p/>
          <draw:object xlink:href="../Gauß'scher%20Satz%20in%20allgemeiner%20(symbolischer)%20Fo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allgemeine (symbolische) Form des Stokes’schen Satzes a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963cm" svg:height="8.753cm" svg:x="5.018cm" svg:y="6.123cm">
          <text:p/>
          <draw:object xlink:href="../Stokes'scher%20Satz%20in%20allgemeiner%20(symbolischer)%20Fo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Normalableitung eines skalaren Feldes auf der Fläche 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der ortsabhängigen Flächennormalen <text:span text:style-name="T17">n</text:span>(<text:span text:style-name="T17">r</text:span>): d<text:span text:style-name="T17">f</text:span> = <text:span text:style-name="T17">n</text:span> d<text:span text:style-name="T2">f</text:span><text:span text:style-name="T4"> gilt für die 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/text:p>
          </draw:text-box>
        </draw:frame>
        <draw:frame draw:style-name="gr1" draw:text-style-name="P1" draw:layer="layout" svg:width="5.225cm" svg:height="1.997cm" svg:x="11.387cm" svg:y="13.001cm">
          <text:p/>
          <draw:object xlink:href="../Normalableitung%20von%20psi%20auf%20S(V)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ers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5.367cm" svg:height="2.107cm" svg:x="6.316cm" svg:y="9.446cm">
          <text:p/>
          <draw:object xlink:href="../1.%20Green'sche%20Identität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zweite Green’sche 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7.15cm" svg:height="2.209cm" svg:x="5.424cm" svg:y="9.395cm">
          <text:p/>
          <draw:object xlink:href="../2.%20Green'sche%20Identität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Green’sche Identität her?</text:p>
          </draw:text-box>
        </draw:frame>
        <draw:frame presentation:style-name="pr5" draw:layer="layout" svg:width="25.199cm" svg:height="12.397cm" svg:x="1.4cm" svg:y="4.806cm" presentation:class="subtitle" presentation:user-transformed="true">
          <draw:text-box>
            <text:p>Man setze <text:span text:style-name="T12">φ</text:span><text:span text:style-name="T11">, </text:span><text:span text:style-name="T12">ψ</text:span><text:span text:style-name="T14">: zwei mindestens zweimal differenzierbare skalare Felder sowie das Volumen </text:span><text:span text:style-name="T15">V</text:span><text:span text:style-name="T14"> mit geschlossener Oberfläche </text:span><text:span text:style-name="T15">S</text:span><text:span text:style-name="T14">(</text:span><text:span text:style-name="T15">V</text:span><text:span text:style-name="T14">) und definiere das Vektorfeld </text:span><text:span text:style-name="T32">E</text:span><text:span text:style-name="T14">(</text:span><text:span text:style-name="T32">r</text:span><text:span text:style-name="T14">) = </text:span><text:span text:style-name="T12">φ</text:span><text:span text:style-name="T14">(</text:span><text:span text:style-name="T32">r</text:span><text:span text:style-name="T14">) grad </text:span><text:span text:style-name="T12">ψ</text:span><text:span text:style-name="T14">(</text:span><text:span text:style-name="T32">r</text:span><text:span text:style-name="T14">)</text:span></text:p>
            <text:p><text:span text:style-name="T14">worauf der Gauß'sche Satz angewendet wird: Mit div </text:span><text:span text:style-name="T32">E</text:span><text:span text:style-name="T14">(</text:span><text:span text:style-name="T32">r</text:span><text:span text:style-name="T14">) = div(</text:span><text:span text:style-name="T12">φ</text:span><text:span text:style-name="T14"> grad </text:span><text:span text:style-name="T12">ψ</text:span><text:span text:style-name="T14">) = </text:span><text:span text:style-name="T12">φ</text:span><text:span text:style-name="T14"> div grad </text:span><text:span text:style-name="T12">ψ</text:span><text:span text:style-name="T14"> + grad </text:span><text:span text:style-name="T12">ψ</text:span><text:span text:style-name="T14"> </text:span><text:span text:style-name="T11">∙</text:span><text:span text:style-name="T14"> grad </text:span><text:span text:style-name="T12">φ</text:span><text:span text:style-name="T14"> =</text:span></text:p>
            <text:p><text:span text:style-name="T14">= </text:span><text:span text:style-name="T12">φ</text:span><text:span text:style-name="T19">∆</text:span><text:span text:style-name="T12">ψ</text:span><text:span text:style-name="T14"> + </text:span><text:span text:style-name="T11">  </text:span><text:span text:style-name="T12">ψ</text:span><text:span text:style-name="T14"> </text:span><text:span text:style-name="T11">∙   </text:span><text:span text:style-name="T12">φ </text:span><text:span text:style-name="T14">.</text:span></text:p>
            <text:p><text:span text:style-name="T14">und </text:span><text:span text:style-name="T32">E</text:span><text:span text:style-name="T14"> </text:span><text:span text:style-name="T11">∙</text:span><text:span text:style-name="T14"> d</text:span><text:span text:style-name="T32">f</text:span><text:span text:style-name="T14"> = </text:span><text:span text:style-name="T12">φ</text:span><text:span text:style-name="T14">(   </text:span><text:span text:style-name="T12">ψ</text:span><text:span text:style-name="T14"> </text:span><text:span text:style-name="T11">∙</text:span><text:span text:style-name="T14"> </text:span><text:span text:style-name="T32">n</text:span><text:span text:style-name="T14">)d</text:span><text:span text:style-name="T15">f</text:span><text:span text:style-name="T14"> (mit der Flächennormalen d</text:span><text:span text:style-name="T32">f</text:span><text:span text:style-name="T14"> = </text:span><text:span text:style-name="T32">n</text:span><text:span text:style-name="T14"> d</text:span><text:span text:style-name="T15">f</text:span><text:span text:style-name="T14">)</text:span></text:p>
            <text:p><text:span text:style-name="T14">sowie der </text:span><text:span text:style-name="T37">Normalableitung von </text:span><text:span text:style-name="T12">ψ</text:span><text:span text:style-name="T19"> auf </text:span><text:span text:style-name="T12">S</text:span><text:span text:style-name="T19">(</text:span><text:span text:style-name="T12">V</text:span><text:span text:style-name="T19">):</text:span><text:span text:style-name="T14"> </text:span></text:p>
            <text:p><text:span text:style-name="T14"/></text:p>
            <text:p><text:span text:style-name="T14"/></text:p>
            <text:p><text:span text:style-name="T14">kann man den Gauß'schen Satz anwenden und erhält die Green'sche Identität.</text:span></text:p>
          </draw:text-box>
        </draw:frame>
        <draw:frame draw:style-name="gr1" draw:text-style-name="P1" draw:layer="layout" svg:width="0.77cm" svg:height="0.64cm" svg:x="15.398cm" svg:y="10.232cm">
          <text:p/>
          <draw:object xlink:href="../nabla.odf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1" draw:layer="layout" svg:width="0.77cm" svg:height="0.64cm" svg:x="13.858cm" svg:y="10.232cm">
          <text:p/>
          <draw:object xlink:href="../nabla.odf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0.77cm" svg:height="0.64cm" svg:x="8.57cm" svg:y="11.282cm">
          <text:p/>
          <draw:object xlink:href="../nabla.odf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1" draw:layer="layout" svg:width="5.225cm" svg:height="1.997cm" svg:x="11.387cm" svg:y="13.301cm">
          <text:p/>
          <draw:object xlink:href="../Normalableitung%20von%20psi%20auf%20S(V)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zweite Green’sche Identität aus der ersten ab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vertauscht in der Herleitung der Green'schen Identität die Felder <text:span text:style-name="T12">φ</text:span><text:span text:style-name="T19"> und </text:span><text:span text:style-name="T12">ψ</text:span><text:span text:style-name="T19"> und zieht die sich so ergebende Green'sche Identität von der 1. Green'schen Identität ab:</text:span></text:p>
            <text:p><text:span text:style-name="T32">E</text:span><text:span text:style-name="T37">(</text:span><text:span text:style-name="T32">r</text:span><text:span text:style-name="T37">) = </text:span><text:span text:style-name="T12">ψ</text:span><text:span text:style-name="T37">(</text:span><text:span text:style-name="T32">r</text:span><text:span text:style-name="T37">) grad </text:span><text:span text:style-name="T12">φ</text:span><text:span text:style-name="T37">(</text:span><text:span text:style-name="T32">r</text:span><text:span text:style-name="T37">)</text:span></text:p>
            <text:p><text:span text:style-name="T37">div </text:span><text:span text:style-name="T32">E</text:span><text:span text:style-name="T37">(</text:span><text:span text:style-name="T32">r</text:span><text:span text:style-name="T37">) =</text:span><text:span text:style-name="T14"> </text:span><text:span text:style-name="T12">ψ</text:span><text:span text:style-name="T19">∆</text:span><text:span text:style-name="T12">φ</text:span><text:span text:style-name="T14"> + </text:span><text:span text:style-name="T11">  </text:span><text:span text:style-name="T12">φ</text:span><text:span text:style-name="T14"> </text:span><text:span text:style-name="T11">∙   </text:span><text:span text:style-name="T12">ψ</text:span></text:p>
            <text:p><text:span text:style-name="T32">E</text:span><text:span text:style-name="T14"> </text:span><text:span text:style-name="T11">∙</text:span><text:span text:style-name="T14"> d</text:span><text:span text:style-name="T32">f</text:span><text:span text:style-name="T14"> = </text:span><text:span text:style-name="T12">ψ</text:span><text:span text:style-name="T14">(   </text:span><text:span text:style-name="T12">φ</text:span><text:span text:style-name="T14"> </text:span><text:span text:style-name="T11">∙</text:span><text:span text:style-name="T14"> </text:span><text:span text:style-name="T32">n</text:span><text:span text:style-name="T14">)d</text:span><text:span text:style-name="T15">f</text:span></text:p>
          </draw:text-box>
        </draw:frame>
        <draw:frame draw:style-name="gr1" draw:text-style-name="P1" draw:layer="layout" svg:width="0.77cm" svg:height="0.64cm" svg:x="15.354cm" svg:y="12.292cm">
          <text:p/>
          <draw:object xlink:href="../nabla.odf" xlink:type="simple" xlink:show="embed" xlink:actuate="onLoad"/>
          <draw:image xlink:href="./ObjectReplacements/Object 51" xlink:type="simple" xlink:show="embed" xlink:actuate="onLoad"/>
        </draw:frame>
        <draw:frame draw:style-name="gr1" draw:text-style-name="P1" draw:layer="layout" svg:width="0.77cm" svg:height="0.64cm" svg:x="16.854cm" svg:y="12.292cm">
          <text:p/>
          <draw:object xlink:href="../nabla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1" draw:layer="layout" svg:width="0.77cm" svg:height="0.64cm" svg:x="14.1cm" svg:y="13.336cm">
          <text:p/>
          <draw:object xlink:href="../nabla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1" draw:layer="layout" svg:width="5.165cm" svg:height="1.997cm" svg:x="11.417cm" svg:y="14.201cm">
          <text:p/>
          <draw:object xlink:href="../Normalableitung%20von%20phi%20auf%20S(V)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1" draw:layer="layout" svg:width="15.367cm" svg:height="2.107cm" svg:x="6.316cm" svg:y="16.046cm">
          <text:p/>
          <draw:object xlink:href="../1.%20Green'sche%20Identität%20mit%20vertauschten%20Feldern%20psi,%20phi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erlegungssatz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Sei <text:span text:style-name="T17">a</text:span>(<text:span text:style-name="T17">r</text:span>) ein im ganzen Raum definiertes Vektorfeld, das einschließlich seiner Ableitungen im Unendlichen mit hinreichend hoher Ordnung gegen Null strebt. Dann lässt sich <text:span text:style-name="T17">a</text:span>(<text:span text:style-name="T17">r</text:span>) als Summe eines rotationsfreien (longitudinalen) und eines divergenzfreien (transversalen) Anteils schreiben:</text:p>
            <text:p><text:span text:style-name="T17">a</text:span>(<text:span text:style-name="T17">r</text:span>) = <text:span text:style-name="T17">a</text:span><text:span text:style-name="T24">l</text:span>(<text:span text:style-name="T17">r</text:span>) + <text:span text:style-name="T17">a</text:span><text:span text:style-name="T24">t</text:span>(<text:span text:style-name="T17">r</text:span>),</text:p>
            <text:p>rot <text:span text:style-name="T30">a</text:span><text:span text:style-name="T24">l</text:span> = 0 ;<text:tab/>div <text:span text:style-name="T17">a</text:span><text:span text:style-name="T24">t</text:span> = 0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longitudinalen Anteil eines Vektorfeld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longitudinale Anteil eines Vektorfeldes ist rotationsfrei:</text:p>
            <text:p/>
            <text:p>rot <text:span text:style-name="T30">a</text:span><text:span text:style-name="T24">l</text:span> = 0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transversalen Anteil eines Vektorfeld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transversale Anteil eines Vektorfeldes ist divergenzfrei:</text:p>
            <text:p/>
            <text:p>div <text:span text:style-name="T17">a</text:span><text:span text:style-name="T24">t</text:span> = 0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durch sind die longitudinalen Anteile eines Vektorfeldes bestimm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longitudinale Anteil ist durch die Divergenz von <text:span text:style-name="T17">a</text:span>(<text:span text:style-name="T17">r</text:span>) festgelegt:</text:p>
            <text:p/>
            <text:p/>
            <text:p/>
            <text:p/>
            <text:p/>
          </draw:text-box>
        </draw:frame>
        <draw:frame draw:style-name="gr1" draw:text-style-name="P1" draw:layer="layout" svg:width="10.513cm" svg:height="4.477cm" svg:x="8.741cm" svg:y="10.001cm">
          <text:p/>
          <draw:object xlink:href="../longitudinaler%20Anteil%20eines%20Vektorfeld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odurch sind die transversalen Anteile eines Vektorfeldes bestimm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transversale Anteil ist durch die Rotation von <text:span text:style-name="T17">a</text:span>(<text:span text:style-name="T17">r</text:span>) festgelegt:</text:p>
            <text:p/>
            <text:p/>
            <text:p/>
            <text:p/>
            <text:p/>
          </draw:text-box>
        </draw:frame>
        <draw:frame draw:style-name="gr1" draw:text-style-name="P1" draw:layer="layout" svg:width="9.693cm" svg:height="4.477cm" svg:x="9.151cm" svg:y="10.001cm">
          <text:p/>
          <draw:object xlink:href="../transversaler%20Anteil%20eines%20Vektorfeldes.odf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Eindeutigkeitssatz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Vektorfeld <text:span text:style-name="T17">a</text:span>(<text:span text:style-name="T17">r</text:span>) ist <text:span text:style-name="T18">eindeutig</text:span> festgelegt, wenn für alle Raumpunkte</text:p>
            <text:p/>
            <text:p>div <text:span text:style-name="T17">a</text:span>(<text:span text:style-name="T17">r</text:span>)<text:tab/><text:tab/><text:span text:style-name="T2">Quellen</text:span></text:p>
            <text:p>rot <text:span text:style-name="T17">a</text:span>(<text:span text:style-name="T17">r</text:span>)<text:tab/><text:tab/><text:span text:style-name="T2">Wirbel</text:span></text:p>
            <text:p/>
            <text:p>bekannt sind.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ein wirbelfreies Feld ausgesagt werd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irbelfreies Feld (rot <text:span text:style-name="T17">a</text:span> = 0) ist ein Gradientenfeld, denn es gilt:</text:p>
            <text:p><text:span text:style-name="T17">a</text:span>(<text:span text:style-name="T17">r</text:span>) = <text:span text:style-name="T17">a</text:span><text:span text:style-name="T38">l</text:span>(<text:span text:style-name="T17">r</text:span>) = grad <text:span text:style-name="T39">α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kann über ein quellenfreies Feld ausgesagt werd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in quellenfreies Feld (div <text:span text:style-name="T17">a</text:span> = 0) ist ein Rotationsfeld, denn es gilt:</text:p>
            <text:p><text:span text:style-name="T17">a</text:span>(<text:span text:style-name="T17">r</text:span>) = <text:span text:style-name="T17">a</text:span><text:span text:style-name="T38">t</text:span>(<text:span text:style-name="T17">r</text:span>) = rot <text:span text:style-name="T39">β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m Vektorpotential eines Vektorfelde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18">Vektorpotential</text:span> <text:span text:style-name="T12">β</text:span><text:span text:style-name="T14">(</text:span><text:span text:style-name="T32">r</text:span><text:span text:style-name="T14">) bestimmt sich aus den Wirbeln von </text:span><text:span text:style-name="T32">a</text:span><text:span text:style-name="T14">(</text:span><text:span text:style-name="T32">r</text:span><text:span text:style-name="T14">):</text:span></text:p>
            <text:p><text:span text:style-name="T11">Δ</text:span><text:span text:style-name="T12">β</text:span><text:span text:style-name="T14">(</text:span><text:span text:style-name="T32">r</text:span><text:span text:style-name="T14">) = - rot </text:span><text:span text:style-name="T32">a</text:span><text:span text:style-name="T14">(</text:span><text:span text:style-name="T32">r</text:span><text:span text:style-name="T1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dem skalaren Potential eines Vektorfelde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<text:span text:style-name="T18">skalare Potential</text:span> <text:span text:style-name="T12">α</text:span><text:span text:style-name="T14">(</text:span><text:span text:style-name="T32">r</text:span><text:span text:style-name="T14">) bestimmt sich aus den Quellen von </text:span><text:span text:style-name="T32">a</text:span><text:span text:style-name="T14">(</text:span><text:span text:style-name="T32">r</text:span><text:span text:style-name="T14">):</text:span></text:p>
            <text:p><text:span text:style-name="T11">Δ</text:span><text:span text:style-name="T12">α</text:span><text:span text:style-name="T14">(</text:span><text:span text:style-name="T32">r</text:span><text:span text:style-name="T14">) = div </text:span><text:span text:style-name="T32">a</text:span><text:span text:style-name="T14">(</text:span><text:span text:style-name="T32">r</text:span><text:span text:style-name="T14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kann man im allgemeinen (unter Hinblick auf den Zerlegungs- und Eindeutigkeitssatz) über ein Vektorfeld sa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s ist eine Überlagerung aus Rotations- und Gradientenfeld:</text:p>
            <text:p><text:span text:style-name="T17">a</text:span>(<text:span text:style-name="T17">r</text:span>) = grad <text:span text:style-name="T12">α</text:span>(<text:span text:style-name="T17">r</text:span>) + rot <text:span text:style-name="T12">β</text:span>(<text:span text:style-name="T17">r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stribution?</text:p>
          </draw:text-box>
        </draw:frame>
        <draw:frame presentation:style-name="pr2" draw:layer="layout" svg:width="25.199cm" svg:height="13.43cm" svg:x="1.4cm" svg:y="4.29cm" presentation:class="subtitle" presentation:user-transformed="true">
          <draw:text-box>
            <text:p/>
            <text:p/>
            <text:p/>
            <text:p>Eine Distribution oder <text:span text:style-name="T18">uneigentliche</text:span> Funktion wird durch Gleichungen wie</text:p>
            <text:p/>
            <text:p/>
            <text:p/>
            <text:p/>
            <text:p/>
            <text:p>definiert.</text:p>
            <text:p>Sie ist keine Funktion im üblichen mathematischen Sinne, die jedem Wert ihres Argumentes einen bestimmten Funktionswert zuordnet.</text:p>
          </draw:text-box>
        </draw:frame>
        <draw:frame draw:style-name="gr1" draw:text-style-name="P1" draw:layer="layout" svg:width="11.647cm" svg:height="4.758cm" svg:x="8.18cm" svg:y="9.6cm">
          <text:p/>
          <draw:object xlink:href="../Dirac'sche%20Deltafunktion.odf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ist die Dirac’sche δ-Funktio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1.647cm" svg:height="4.758cm" svg:x="8.176cm" svg:y="8.12cm">
          <text:p/>
          <draw:object xlink:href="../Dirac'sche%20Deltafunktion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reidimensionale δ-Funktion in krummlinigen Koordina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8.865cm" svg:height="8.528cm" svg:x="4.567cm" svg:y="6.235cm">
          <text:p/>
          <draw:object xlink:href="../Deltafunktion%20in%20Krummlinigen%20Koordinaten.odf" xlink:type="simple" xlink:show="embed" xlink:actuate="onLoad"/>
          <draw:image xlink:href="./ObjectReplacements/Object 6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einige Eigenschaften der δ-Funktio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1" draw:layer="layout" svg:width="14.045cm" svg:height="2.059cm" svg:x="6.656cm" svg:y="5.136cm">
          <text:p/>
          <draw:object xlink:href="../Delta-Funktion%20mit%20f(x)stetig%20in%20Umgebungvon%20x=a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1" draw:layer="layout" svg:width="9.426cm" svg:height="1.954cm" svg:x="8.966cm" svg:y="7.372cm">
          <text:p/>
          <draw:object xlink:href="../delta%5Bf(x)%5D.odf" xlink:type="simple" xlink:show="embed" xlink:actuate="onLoad"/>
          <draw:image xlink:href="./ObjectReplacements/Object 62" xlink:type="simple" xlink:show="embed" xlink:actuate="onLoad"/>
        </draw:frame>
        <draw:frame draw:style-name="gr1" draw:text-style-name="P1" draw:layer="layout" svg:width="8.672cm" svg:height="1.77cm" svg:x="9.343cm" svg:y="9.899cm">
          <text:p/>
          <draw:object xlink:href="../g(x)%20und%20g(a)%20Deltafkt(x-a)%20und%20x%20Deltafkt(x).odf" xlink:type="simple" xlink:show="embed" xlink:actuate="onLoad"/>
          <draw:image xlink:href="./ObjectReplacements/Object 63" xlink:type="simple" xlink:show="embed" xlink:actuate="onLoad"/>
        </draw:frame>
        <draw:frame draw:style-name="gr1" draw:text-style-name="P1" draw:layer="layout" svg:width="9.834cm" svg:height="2.161cm" svg:x="8.762cm" svg:y="11.803cm">
          <text:p/>
          <draw:object xlink:href="../Stufenfunktion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1" draw:layer="layout" svg:width="21.16cm" svg:height="1.72cm" svg:x="3.099cm" svg:y="14.459cm">
          <text:p/>
          <draw:object xlink:href="../Ableitung%20der%20Deltafunktion.odf" xlink:type="simple" xlink:show="embed" xlink:actuate="onLoad"/>
          <draw:image xlink:href="./ObjectReplacements/Object 65" xlink:type="simple" xlink:show="embed" xlink:actuate="onLoad"/>
        </draw:frame>
        <draw:frame draw:style-name="gr1" draw:text-style-name="P1" draw:layer="layout" svg:width="7.21cm" svg:height="1.84cm" svg:x="10.074cm" svg:y="16.33cm">
          <text:p/>
          <draw:object xlink:href="../Deltafunktion%20als%20Ableitung%20der%20Stufenfunktion.odf" xlink:type="simple" xlink:show="embed" xlink:actuate="onLoad"/>
          <draw:image xlink:href="./ObjectReplacements/Object 66" xlink:type="simple" xlink:show="embed" xlink:actuate="onLoad"/>
        </draw:frame>
        <draw:frame draw:style-name="gr1" draw:text-style-name="P1" draw:layer="layout" svg:width="16.885cm" svg:height="1.91cm" svg:x="5.236cm" svg:y="18.226cm">
          <text:p/>
          <draw:object xlink:href="../Delta-Funktion%20als%20Grenzwert%20einer%20Funktionen-Folge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kann man die Delta-Funktion als Ableitung der Stufenfunktion auffas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n es gilt:</text:p>
          </draw:text-box>
        </draw:frame>
        <draw:frame draw:style-name="gr1" draw:text-style-name="P1" draw:layer="layout" svg:width="8.587cm" svg:height="2.192cm" svg:x="9.706cm" svg:y="7.203cm">
          <text:p/>
          <draw:object xlink:href="../Deltafunktion%20als%20Ableitung%20der%20Stufenfunktion.odf" xlink:type="simple" xlink:show="embed" xlink:actuate="onLoad"/>
          <draw:image xlink:href="./ObjectReplacements/Object 68" xlink:type="simple" xlink:show="embed" xlink:actuate="onLoad"/>
        </draw:frame>
        <draw:frame draw:style-name="gr1" draw:text-style-name="P1" draw:layer="layout" svg:width="18.53cm" svg:height="5.761cm" svg:x="4.734cm" svg:y="12.819cm">
          <text:p/>
          <draw:object xlink:href="../Delta-Funktion%20als%20Ableitung%20der%20Stufenfunktio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28T23:40:40.045000000</dc:date>
    <meta:document-statistic meta:object-count="366"/>
  </office:meta>
</office:document-meta>
</file>